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4" style:parent-style-name="VarsayılanParagrafYazıTipi" style:family="text">
      <style:text-properties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9" style:parent-style-name="VarsayılanParagrafYazıTipi" style:family="text">
      <style:text-properties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7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24" style:parent-style-name="VarsayılanParagrafYazıTipi" style:family="text">
      <style:text-properties fo:font-weight="bold" style:font-weight-asian="bold" style:font-weight-complex="bold" fo:font-size="18pt" style:font-size-asian="18pt" style:font-size-complex="18pt"/>
    </style:style>
    <style:style style:name="P2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7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1" style:parent-style-name="Standard" style:family="paragraph">
      <style:paragraph-properties fo:text-align="center"/>
    </style:style>
    <style:style style:name="T32" style:parent-style-name="VarsayılanParagrafYazıTipi" style:family="text">
      <style:text-properties fo:font-weight="bold" style:font-weight-asian="bold" style:font-weight-complex="bold" fo:font-size="18pt" style:font-size-asian="18pt" style:font-size-complex="18pt"/>
    </style:style>
    <style:style style:name="P3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T37" style:parent-style-name="VarsayılanParagrafYazıTipi" style:family="text">
      <style:text-properties fo:font-weight="bold" style:font-weight-asian="bold" style:font-weight-complex="bold"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Problem<text:s/>1.A</text:p>
      <text:p text:style-name="P2"/>
      <text:p text:style-name="P3">N = 2</text:p>
      <text:p text:style-name="Standard"><text:span text:style-name="T4"><draw:frame draw:style-name="a0" draw:name="Resim 6" text:anchor-type="as-char" svg:x="0in" svg:y="0in" svg:width="6.16667in" svg:height="1.30556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/>
      <text:p text:style-name="P7">N = 3</text:p>
      <text:p text:style-name="P8"/>
      <text:p text:style-name="Standard"><text:span text:style-name="T9"><draw:frame draw:style-name="a1" draw:name="Resim 7" text:anchor-type="as-char" svg:x="0in" svg:y="0in" svg:width="5.76389in" svg:height="2.27778in" style:rel-width="scale" style:rel-height="scale"><draw:image xlink:href="media/image2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soft-page-break/>
      <text:p text:style-name="P23">N = 5</text:p>
      <text:p text:style-name="Standard"><text:span text:style-name="T24"><draw:frame draw:style-name="a2" draw:name="Resim 8" text:anchor-type="as-char" svg:x="0in" svg:y="0in" svg:width="5.91667in" svg:height="8.27778in" style:rel-width="scale" style:rel-height="scale"><draw:image xlink:href="media/image3.png" xlink:type="simple" xlink:show="embed" xlink:actuate="onLoad"/><svg:title/><svg:desc/></draw:frame></text:span></text:p>
      <text:p text:style-name="P25"/>
      <text:p text:style-name="P26"/>
      <text:p text:style-name="P27"/>
      <text:p text:style-name="P28">Problem 2</text:p>
      <text:p text:style-name="P29"/>
      <text:p text:style-name="P30"/>
      <text:p text:style-name="P31"><text:span text:style-name="T32"><draw:frame draw:style-name="a3" draw:name="Resim 10" text:anchor-type="as-char" svg:x="0in" svg:y="0in" svg:width="6.925in" svg:height="0.88819in" style:rel-width="scale" style:rel-height="scale"><draw:image xlink:href="media/image4.png" xlink:type="simple" xlink:show="embed" xlink:actuate="onLoad"/><svg:title/><svg:desc/></draw:frame></text:span></text:p>
      <text:p text:style-name="P33"/>
      <text:p text:style-name="P34">Results of ps -l command after 5 seconds</text:p>
      <text:p text:style-name="P35"/>
      <text:p text:style-name="P36"/>
      <text:p text:style-name="Standard"><text:span text:style-name="T37"><draw:frame draw:style-name="a4" draw:name="Resim 11" text:anchor-type="as-char" svg:x="0in" svg:y="0in" svg:width="6.925in" svg:height="0.4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3-03-22T07:27:00Z</meta:creation-date>
    <dc:date>2023-03-22T17:09:00Z</dc:date>
    <meta:template xlink:href="Normal.dotm" xlink:type="simple"/>
    <meta:editing-cycles>3</meta:editing-cycles>
    <meta:editing-duration>PT840S</meta:editing-duration>
    <meta:document-statistic meta:page-count="3" meta:paragraph-count="1" meta:word-count="17" meta:character-count="115" meta:row-count="1" meta:non-whitespace-character-count="99"/>
  </office:meta>
</office:document-meta>
</file>